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officeooo:rsid="00246c7b" officeooo:paragraph-rsid="00246c7b"/>
    </style:style>
    <style:style style:name="P2" style:family="paragraph" style:parent-style-name="Standard">
      <style:text-properties style:font-name="DejaVu Sans Condensed" officeooo:rsid="002b1348" officeooo:paragraph-rsid="001f3ce4"/>
    </style:style>
    <style:style style:name="P3" style:family="paragraph" style:parent-style-name="Standard">
      <style:text-properties style:font-name="Liberation Sans" fo:font-weight="normal" officeooo:rsid="00281be2" officeooo:paragraph-rsid="00281be2" style:font-weight-asian="normal" style:font-weight-complex="normal"/>
    </style:style>
    <style:style style:name="P4" style:family="paragraph" style:parent-style-name="Standard">
      <style:text-properties style:font-name="Liberation Sans" fo:font-weight="normal" officeooo:rsid="00111ca5" officeooo:paragraph-rsid="0012e96d" style:font-weight-asian="normal" style:font-weight-complex="normal"/>
    </style:style>
    <style:style style:name="P5" style:family="paragraph" style:parent-style-name="Standard">
      <style:text-properties style:font-name="Liberation Sans" fo:font-weight="normal" officeooo:rsid="00111ca5" officeooo:paragraph-rsid="00251a53" style:font-weight-asian="normal" style:font-weight-complex="normal"/>
    </style:style>
    <style:style style:name="P6" style:family="paragraph" style:parent-style-name="Standard">
      <style:text-properties style:font-name="Liberation Sans" fo:font-weight="normal" officeooo:rsid="00111ca5" officeooo:paragraph-rsid="0026f546" style:font-weight-asian="normal" style:font-weight-complex="normal"/>
    </style:style>
    <style:style style:name="P7" style:family="paragraph" style:parent-style-name="Standard">
      <style:text-properties style:font-name="Liberation Sans" officeooo:rsid="001423e1" officeooo:paragraph-rsid="0012d13a"/>
    </style:style>
    <style:style style:name="P8" style:family="paragraph" style:parent-style-name="Standard">
      <style:text-properties style:font-name="Liberation Sans" officeooo:rsid="002cecff" officeooo:paragraph-rsid="002cecff"/>
    </style:style>
    <style:style style:name="P9" style:family="paragraph" style:parent-style-name="Standard">
      <style:text-properties style:font-name="DejaVu Sans Condensed" fo:font-size="12pt" fo:font-weight="normal" officeooo:rsid="000a147c" officeooo:paragraph-rsid="001f3ce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 Condensed" fo:font-size="12pt" fo:font-weight="bold" officeooo:rsid="000a147c" officeooo:paragraph-rsid="001f3ce4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fo:font-size="12pt" fo:font-weight="normal" officeooo:rsid="000a147c" officeooo:paragraph-rsid="002a003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DejaVu Sans Condensed" fo:font-size="12pt" fo:font-style="italic" fo:font-weight="normal" officeooo:rsid="0012c6ff" officeooo:paragraph-rsid="001f3ce4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DejaVu Sans Condensed" fo:font-size="12pt" fo:font-weight="normal" officeooo:rsid="0012c6ff" officeooo:paragraph-rsid="001f3ce4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DejaVu Sans Condensed" fo:font-size="12pt" fo:font-weight="normal" officeooo:rsid="00251a53" officeooo:paragraph-rsid="00251a5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DejaVu Sans Condensed" fo:font-size="12pt" fo:font-weight="bold" officeooo:rsid="00207031" officeooo:paragraph-rsid="00207031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 Condensed" fo:font-size="12pt" fo:font-weight="normal" officeooo:rsid="00207031" officeooo:paragraph-rsid="0020703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DejaVu Sans Condensed" fo:font-size="12pt" fo:font-weight="normal" officeooo:rsid="0012c6ff" officeooo:paragraph-rsid="0020703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DejaVu Sans Condensed" fo:font-size="12pt" fo:font-weight="bold" officeooo:rsid="001a6510" officeooo:paragraph-rsid="001f3ce4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DejaVu Sans Condensed" fo:font-size="12pt" fo:font-weight="normal" officeooo:rsid="001af424" officeooo:paragraph-rsid="001f3ce4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DejaVu Sans Condensed" fo:font-size="12pt" fo:font-weight="normal" officeooo:rsid="000a147c" officeooo:paragraph-rsid="001f3ce4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DejaVu Sans Condensed" officeooo:paragraph-rsid="001f3ce4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style:font-name="DejaVu Sans Condensed" officeooo:paragraph-rsid="001f3ce4"/>
    </style:style>
    <style:style style:name="P23" style:family="paragraph" style:parent-style-name="Text_20_body" style:list-style-name="L3">
      <style:paragraph-properties fo:margin-top="0cm" fo:margin-bottom="0cm" style:contextual-spacing="false"/>
      <style:text-properties style:font-name="DejaVu Sans Condensed" officeooo:paragraph-rsid="001f3ce4"/>
    </style:style>
    <style:style style:name="P24" style:family="paragraph" style:parent-style-name="Text_20_body" style:list-style-name="L4">
      <style:paragraph-properties fo:margin-top="0cm" fo:margin-bottom="0cm" style:contextual-spacing="false"/>
      <style:text-properties style:font-name="DejaVu Sans Condensed" officeooo:paragraph-rsid="001f3ce4"/>
    </style:style>
    <style:style style:name="P25" style:family="paragraph" style:parent-style-name="Text_20_body" style:list-style-name="L5">
      <style:text-properties style:font-name="DejaVu Sans Condensed" officeooo:paragraph-rsid="001f3ce4"/>
    </style:style>
    <style:style style:name="P26" style:family="paragraph" style:parent-style-name="Standard">
      <style:text-properties style:font-name="Liberation Sans" officeooo:rsid="001f3ce4" officeooo:paragraph-rsid="001f3ce4"/>
    </style:style>
    <style:style style:name="P27" style:family="paragraph" style:parent-style-name="Standard">
      <style:text-properties style:font-name="Liberation Sans" fo:font-size="13pt" fo:font-weight="bold" officeooo:rsid="001910a7" officeooo:paragraph-rsid="001910a7" style:font-size-asian="13pt" style:font-weight-asian="bold" style:font-size-complex="13pt" style:font-weight-complex="bold"/>
    </style:style>
    <style:style style:name="P28" style:family="paragraph" style:parent-style-name="Standard">
      <style:text-properties style:font-name="Liberation Sans" officeooo:rsid="003038fe" officeooo:paragraph-rsid="003038fe"/>
    </style:style>
    <style:style style:name="P29" style:family="paragraph" style:parent-style-name="Standard">
      <style:text-properties style:font-name="Liberation Sans" officeooo:rsid="00179bee" officeooo:paragraph-rsid="00179bee"/>
    </style:style>
    <style:style style:name="P30" style:family="paragraph" style:parent-style-name="Standard">
      <style:text-properties style:font-name="Liberation Sans" fo:font-weight="bold" officeooo:rsid="001a675d" officeooo:paragraph-rsid="001a675d" style:font-weight-asian="bold" style:font-weight-complex="bold"/>
    </style:style>
    <style:style style:name="P31" style:family="paragraph" style:parent-style-name="Standard">
      <style:text-properties style:font-name="Liberation Sans" fo:font-weight="bold" officeooo:rsid="00319e24" officeooo:paragraph-rsid="00319e24" style:font-weight-asian="bold" style:font-weight-complex="bold"/>
    </style:style>
    <style:style style:name="P32" style:family="paragraph" style:parent-style-name="Standard">
      <style:text-properties style:font-name="Liberation Sans" officeooo:rsid="001a675d" officeooo:paragraph-rsid="001a675d"/>
    </style:style>
    <style:style style:name="T1" style:family="text">
      <style:text-properties officeooo:rsid="001f3ce4"/>
    </style:style>
    <style:style style:name="T2" style:family="text">
      <style:text-properties officeooo:rsid="00251a53"/>
    </style:style>
    <style:style style:name="T3" style:family="text">
      <style:text-properties officeooo:rsid="002a24d4"/>
    </style:style>
    <style:style style:name="T4" style:family="text">
      <style:text-properties officeooo:rsid="002cecff"/>
    </style:style>
    <style:style style:name="T5" style:family="text">
      <style:text-properties officeooo:rsid="001ae3a2"/>
    </style:style>
    <style:style style:name="T6" style:family="text">
      <style:text-properties officeooo:rsid="001a675d"/>
    </style:style>
    <style:style style:name="T7" style:family="text">
      <style:text-properties officeooo:rsid="00269f1c"/>
    </style:style>
    <style:style style:name="T8" style:family="text">
      <style:text-properties officeooo:rsid="00366d60"/>
    </style:style>
    <style:style style:name="T9" style:family="text">
      <style:text-properties officeooo:rsid="00281be2"/>
    </style:style>
    <style:style style:name="T10" style:family="text">
      <style:text-properties officeooo:rsid="0026f546"/>
    </style:style>
    <style:style style:name="T11" style:family="text">
      <style:text-properties officeooo:rsid="0032b266"/>
    </style:style>
    <style:style style:name="T12" style:family="text">
      <style:text-properties officeooo:rsid="003440a2"/>
    </style:style>
    <style:style style:name="T13" style:family="text">
      <style:text-properties officeooo:rsid="0033db6c"/>
    </style:style>
    <style:style style:name="T14" style:family="text">
      <style:text-properties officeooo:rsid="002a0036"/>
    </style:style>
    <style:style style:name="T15" style:family="text">
      <style:text-properties officeooo:rsid="00132012"/>
    </style:style>
    <style:style style:name="T16" style:family="text">
      <style:text-properties officeooo:rsid="0021ce02"/>
    </style:style>
    <style:style style:name="T17" style:family="text">
      <style:text-properties officeooo:rsid="001a651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cat (id, smallint primary key, nome varchar(30) not null);</text:p>
      <text:p text:style-name="P2"/>
      <text:p text:style-name="P2">INSERT INTO cat (id, nome) VALUES<text:line-break/>(1, 'Mercearia'),<text:line-break/>(2, 'Doces e Biscoitos'),<text:line-break/>(3, 'Hortifruit'),<text:line-break/>(4, 'Padaria'),<text:line-break/>(5, 'Açougue'),<text:line-break/>(6, 'Frios e Congelados'),<text:line-break/>(7, 'Casa e Cozinha'),<text:line-break/>(8, 'Limpeza Doméstica'),<text:line-break/>(9, 'Higiene e Cuidado Pessoal'),</text:p>
      <text:p text:style-name="P2"><text:span text:style-name="T1">(10, ‘Papelaria’),</text:span><text:line-break/>(1<text:span text:style-name="T1">1</text:span>, 'PetShop'),<text:line-break/>(1<text:span text:style-name="T1">2</text:span>, 'Bazar');</text:p>
      <text:p text:style-name="P3"><text:s/></text:p>
      <text:p text:style-name="P4"><text:span text:style-name="T2">CREATE </text:span>TABLE produto (</text:p>
      <text:p text:style-name="P4"><text:s text:c="4"/>id SERIAL PRIMARY KEY,</text:p>
      <text:p text:style-name="P4"><text:s text:c="4"/>link_img TEXT,</text:p>
      <text:p text:style-name="P4"><text:s text:c="4"/><text:span text:style-name="T3">n</text:span>ome VARCHAR(<text:span text:style-name="T4">50</text:span>) NOT NULL,</text:p>
      <text:p text:style-name="P4"><text:s text:c="4"/>marca VARCHAR(30),</text:p>
      <text:p text:style-name="P4"><text:s text:c="4"/>variacao VARCHAR(<text:span text:style-name="T4">40</text:span>),</text:p>
      <text:p text:style-name="P5"><text:s text:c="4"/><text:span text:style-name="T5">quantEpeso</text:span><text:span text:style-name="T6"> varchar</text:span><text:span text:style-name="T5">(</text:span><text:span text:style-name="T7">4</text:span><text:span text:style-name="T5">0)</text:span>,</text:p>
      <text:p text:style-name="P4"><text:s text:c="4"/>pre<text:span text:style-name="T3">ç</text:span>o NUMERIC(<text:span text:style-name="T8">6</text:span>, 2) NOT NULL,</text:p>
      <text:p text:style-name="P4"><text:s text:c="4"/><text:span text:style-name="T9">medida varchar(15)</text:span>,</text:p>
      <text:p text:style-name="P4"><text:s text:c="4"/><text:span text:style-name="T9">peso DECIMAL(5,2)</text:span>,</text:p>
      <text:p text:style-name="P6"><text:s text:c="4"/><text:span text:style-name="T10">codigo_barras VARCHAR(20) UNIQUE</text:span>,</text:p>
      <text:p text:style-name="P6"><text:s text:c="4"/><text:span text:style-name="T10">estoque INT DEFAULT 0</text:span>,</text:p>
      <text:p text:style-name="P6"><text:s text:c="4"/><text:span text:style-name="T10">fornecedor VARCHAR(100)</text:span>,</text:p>
      <text:p text:style-name="P4"><text:s text:c="4"/><text:span text:style-name="T9">prod_</text:span>maio<text:span text:style-name="T9">r</text:span> INT REFERENCES produto(id),</text:p>
      <text:p text:style-name="P4"><text:s text:c="4"/><text:span text:style-name="T9">prod_</text:span>meno<text:span text:style-name="T9">r</text:span> INT REFERENCES produto(id),</text:p>
      <text:p text:style-name="P4"><text:s text:c="4"/>em_promo BOOLEAN DEFAULT FALSE,</text:p>
      <text:p text:style-name="P4"><text:s text:c="4"/>cat<text:span text:style-name="T11">_id </text:span>INT REFERENCES <text:span text:style-name="T11">cat</text:span>(id) NOT NULL,</text:p>
      <text:p text:style-name="P4"><text:s text:c="4"/>desc_aviso TEXT</text:p>
      <text:p text:style-name="P4">);</text:p>
      <text:p text:style-name="P7"/>
      <text:p text:style-name="P8">sabonete dove com creme hidratante caixa com 10 unidades</text:p>
      <text:p text:style-name="P7"/>
      <text:p text:style-name="P9">CREATE TYPE estado_compra AS ENUM ('não pago', 'indo para o endereço', 'entregue');</text:p>
      <text:p text:style-name="P9"/>
      <text:p text:style-name="P9">CREATE TABLE compra (</text:p>
      <text:p text:style-name="P9"><text:s text:c="4"/>id SERIAL PRIMARY KEY,</text:p>
      <text:p text:style-name="P9"><text:s text:c="4"/>estado estado_compra NOT NULL,</text:p>
      <text:p text:style-name="P9"><text:s text:c="4"/>valor DECIMAL(10, 2) NOT NULL,</text:p>
      <text:p text:style-name="P9"><text:s text:c="4"/>data_compra DATE NOT NULL,</text:p>
      <text:p text:style-name="P9"><text:s text:c="4"/>cliente VARCHAR(50) NOT NULL,</text:p>
      <text:p text:style-name="P9"><text:s text:c="4"/>cpf_cliente VARCHAR(14) NOT NULL,</text:p>
      <text:p text:style-name="P9"><text:s text:c="4"/>id_cliente INT REFERENCES cliente(id)</text:p>
      <text:p text:style-name="P9">);</text:p>
      <text:p text:style-name="P10"/>
      <text:p text:style-name="P9">CREATE TABLE item_compra (</text:p>
      <text:p text:style-name="P9"><text:s text:c="4"/>id SERIAL PRIMARY KEY,</text:p>
      <text:p text:style-name="P9"><text:soft-page-break/><text:s text:c="4"/>nome VARCHAR(100) NOT NULL,</text:p>
      <text:p text:style-name="P9"><text:s text:c="4"/>quant INT NOT NULL,</text:p>
      <text:p text:style-name="P9"><text:s text:c="4"/>subtotal DECIMAL(10, 2) NOT NULL,</text:p>
      <text:p text:style-name="P9"><text:s text:c="4"/><text:span text:style-name="T12">prod_ref</text:span><text:span text:style-name="T13"> </text:span>INT REFERENCES <text:span text:style-name="T13">produto(</text:span>id),</text:p>
      <text:p text:style-name="P11"><text:s text:c="4"/><text:span text:style-name="T14">ref_compra </text:span>INT REFERENCES <text:span text:style-name="T14">compra</text:span><text:span text:style-name="T13">(</text:span>id)</text:p>
      <text:p text:style-name="P9">);</text:p>
      <text:p text:style-name="P9"/>
      <text:p text:style-name="P9">CREATE TABLE lista_compra (</text:p>
      <text:p text:style-name="P9"><text:s text:c="4"/>id SERIAL PRIMARY KEY,</text:p>
      <text:p text:style-name="P9"><text:s text:c="4"/>id_compra INT REFERENCES compra(id),</text:p>
      <text:p text:style-name="P9"><text:s text:c="4"/>id_item INT REFERENCES item_compra(id)</text:p>
      <text:p text:style-name="P9">);</text:p>
      <text:p text:style-name="P10"/>
      <text:p text:style-name="P9">CREATE TABLE cliente (</text:p>
      <text:p text:style-name="P9"><text:s text:c="4"/>id SERIAL PRIMARY KEY,</text:p>
      <text:p text:style-name="P9"><text:s text:c="4"/>nome VARCHAR(100) NOT NULL,</text:p>
      <text:p text:style-name="P9"><text:s text:c="4"/>endereço TEXT NOT NULL,</text:p>
      <text:p text:style-name="P9"><text:s text:c="4"/>cpf VARCHAR(14) NOT NULL UNIQUE,</text:p>
      <text:p text:style-name="P9"><text:s text:c="4"/>telefone VARCHAR(15),</text:p>
      <text:p text:style-name="P9"><text:s text:c="4"/>whatsapp VARCHAR(15)</text:p>
      <text:p text:style-name="P9">);</text:p>
      <text:p text:style-name="P9"/>
      <text:p text:style-name="P9"/>
      <text:p text:style-name="P12">Seções que tem Itens com o nome completo:</text:p>
      <text:p text:style-name="P13">Mercearia, congelados e frios, biscoitos e doces, higiene e cuidados pessoais, <text:span text:style-name="T15">l</text:span>impeza doméstica.</text:p>
      <text:p text:style-name="P13"/>
      <text:p text:style-name="P14">Linguiça de porco seara congelada 450g</text:p>
      <text:p text:style-name="P14">margarina com sal solaris 200g </text:p>
      <text:p text:style-name="P15"/>
      <text:p text:style-name="P15"/>
      <text:p text:style-name="P15">Solução para organização dos produtos: </text:p>
      <text:p text:style-name="P16"/>
      <text:p text:style-name="P16">Obter lista de marcas para as marcas</text:p>
      <text:p text:style-name="P16">peso: nome com medidas kg, g, ml, L,</text:p>
      <text:p text:style-name="P16">quantEPeso: nomes no padrão, “caixa de 20 unidades”, “embalagem com x unnidades”, “pacote com 20 algo”, “caixa com x algo”.</text:p>
      <text:p text:style-name="P16">Variação: “sabor x”, “sabor a”, “sabor z”...</text:p>
      <text:p text:style-name="P16"/>
      <text:p text:style-name="P16">categorizar depois disso</text:p>
      <text:p text:style-name="P17"/>
      <text:p text:style-name="P18">Exemplo de variações de papel higiênico</text:p>
      <text:p text:style-name="P18"/>
      <text:p text:style-name="P19"><text:span text:style-name="T16">P</text:span>elo menos três variações principais poderiam ser inseridas: número de folhas, textura e aroma.</text:p>
      <text:p text:style-name="P20">Número de folhas: Simples, dupla, tripla</text:p>
      <text:list text:style-name="L1">
        <text:list-item>
          <text:p text:style-name="P21">Material: Celulose virgem, reciclado</text:p>
        </text:list-item>
      </text:list>
      <text:list text:style-name="L2">
        <text:list-item>
          <text:p text:style-name="P22">Textura: Liso, com relevo</text:p>
        </text:list-item>
      </text:list>
      <text:list text:style-name="L3">
        <text:list-item>
          <text:p text:style-name="P23">Aroma: Neutro, perfumado</text:p>
        </text:list-item>
      </text:list>
      <text:list text:style-name="L4">
        <text:list-item>
          <text:p text:style-name="P24">Formato: Rolo convencional, intercalado, jumbo</text:p>
        </text:list-item>
      </text:list>
      <text:list text:style-name="L5">
        <text:list-item>
          <text:p text:style-name="P25"><text:soft-page-break/>Cor: Branco, bege, colorido </text:p>
        </text:list-item>
      </text:list>
      <text:p text:style-name="P10"><text:span text:style-name="T17">Exemplo </text:span>Protetor Solar</text:p>
      <text:p text:style-name="P10"><text:line-break/><text:span text:style-name="T18">FPS (Fator de Proteção Solar): 15, 30, 50, 70, 100<text:line-break/>Base: Gel, creme, loção, spray, bastão<text:line-break/>Tipo de proteção: UVA, UVB, Infravermelho<text:line-break/>Indicação: Corpo, rosto, lábios<text:line-break/>Resistência: À água, ao suor<text:line-break/>Filtro: Físico (mineral) ou químico<text:line-break/>Adicionais: Com cor, anti-idade, hidratante, oil-free</text:span><text:line-break/><text:line-break/><text:span text:style-name="T17">Exemplo </text:span>Detergentes</text:p>
      <text:p text:style-name="P10"><text:line-break/><text:span text:style-name="T18">Base: Líquido, em pó, pastilha<text:line-break/>Aplicação: Louça, roupa, multiúso<text:line-break/>Fórmula: Neutro, alcalino, ácido<text:line-break/>Aroma: Sem perfume, cítrico, floral<text:line-break/>Biodegradável: Comum, ecológico<text:line-break/>Com ou sem glicerina (para suavizar as mãos)</text:span></text:p>
      <text:p text:style-name="P10"><text:span text:style-name="T18"/></text:p>
      <text:p text:style-name="P10"><text:span text:style-name="T18"/></text:p>
      <text:p text:style-name="P26">Produtos para o banco de dados ficticio</text:p>
      <text:p text:style-name="P27">Mercearia</text:p>
      <text:p text:style-name="P28"/>
      <text:p text:style-name="P28">Duplicações;</text:p>
      <text:p text:style-name="P28"/>
      <text:p text:style-name="P29">Arroz branco</text:p>
      <text:p text:style-name="P29">Feijão-preto</text:p>
      <text:p text:style-name="P29">Feijão branco</text:p>
      <text:p text:style-name="P29">Feijão-carioca</text:p>
      <text:p text:style-name="P29">Farinha de trigo</text:p>
      <text:p text:style-name="P29">Farinha de mandioca</text:p>
      <text:p text:style-name="P29">Polvilho azedo</text:p>
      <text:p text:style-name="P29">Polvilho doce</text:p>
      <text:p text:style-name="P29">Açúcar refinado</text:p>
      <text:p text:style-name="P29">Açúcar cristal</text:p>
      <text:p text:style-name="P29">Açúcar demerara</text:p>
      <text:p text:style-name="P29">Açúcar mascavo</text:p>
      <text:p text:style-name="P29">Cevada</text:p>
      <text:p text:style-name="P29">Amendoim cru</text:p>
      <text:p text:style-name="P29">Amendoim sem pele assado</text:p>
      <text:p text:style-name="P29">Amendoim com pele assado</text:p>
      <text:p text:style-name="P29">Farinha de rosca</text:p>
      <text:p text:style-name="P29">Leite em pó</text:p>
      <text:p text:style-name="P29">Macarrão instantâneo sabor galinha</text:p>
      <text:p text:style-name="P29">Macarrão instantâneo em copo</text:p>
      <text:p text:style-name="P30"/>
      <text:p text:style-name="P31">Preços</text:p>
      <text:p text:style-name="P31"/>
      <text:p text:style-name="P30">2.00, 12.00</text:p>
      <text:p text:style-name="P30">2.00, 20.00</text:p>
      <text:p text:style-name="P30"><text:soft-page-break/>2.00, 24.00</text:p>
      <text:p text:style-name="P30">2.00, 16.00</text:p>
      <text:p text:style-name="P30">2.00, 12.00</text:p>
      <text:p text:style-name="P30">2.00, 14.00</text:p>
      <text:p text:style-name="P30">2.00, 24.00</text:p>
      <text:p text:style-name="P30">2.00, 24.00</text:p>
      <text:p text:style-name="P30">2.00, 10.00</text:p>
      <text:p text:style-name="P30">2.00, 10.00</text:p>
      <text:p text:style-name="P30">2.00, 14.00</text:p>
      <text:p text:style-name="P30">2.00, 16.00</text:p>
      <text:p text:style-name="P30">2.00, 20.00</text:p>
      <text:p text:style-name="P30">2.00, 30.00</text:p>
      <text:p text:style-name="P30">2.00, 34.00</text:p>
      <text:p text:style-name="P30">2.00, 32.00</text:p>
      <text:p text:style-name="P30">1.00, 14.00</text:p>
      <text:p text:style-name="P30">0.80, 30.00</text:p>
      <text:p text:style-name="P30">0.17, 5.00</text:p>
      <text:p text:style-name="P32"><text:span text:style-name="T19">0.14, 8.0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4:22:20.543000000</meta:creation-date>
    <dc:date>2025-03-27T09:37:34.927000000</dc:date>
    <meta:editing-duration>PT8H15M43S</meta:editing-duration>
    <meta:editing-cycles>18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120" meta:word-count="546" meta:character-count="3828" meta:non-whitespace-character-count="3243"/>
  </office:meta>
</office:document-meta>
</file>